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FilterTest_field_long.test_value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alueFilterTest_field_long.test_valuefilte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alueFilterTest_field_long.test_valu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alueFilterTest_field_long.test_toJSON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ueFilterTest_field_long.test_valuefilte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alueFilterTest_field_long.process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